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6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75.21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ff200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number-columns-repeated="1024" table:default-cell-style-name="ce14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</table:table>
      <table:table table:name="2018 p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" table:formula="of:=SUM([.A2:.A41])" office:value-type="float" office:value="48" calcext:value-type="float">
            <text:p>48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7"/>
        <table:table-column table:style-name="co1" table:default-cell-style-name="ce18"/>
        <table:table-column table:style-name="co1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17"/>
        <table:table-column table:style-name="co1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7"/>
        <table:table-column table:style-name="co1" table:default-cell-style-name="ce17"/>
        <table:table-column table:style-name="co9" table:default-cell-style-name="ce17"/>
        <table:table-column table:style-name="co1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7"/>
        <table:table-column table:style-name="co1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00/00/00</text:date>, <text:time style:data-style-name="N2" text:time-value="10:44:48.561004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10:51:39.849417106</dc:date>
    <meta:creation-date>2014-12-14T08:12:00Z</meta:creation-date>
    <meta:editing-cycles>437</meta:editing-cycles>
    <meta:editing-duration>PT20H37M59S</meta:editing-duration>
    <meta:generator>LibreOffice/6.1.0.3$Linux_X86_64 LibreOffice_project/efb621ed25068d70781dc026f7e9c5187a4decd1</meta:generator>
    <meta:document-statistic meta:table-count="8" meta:cell-count="1303" meta:object-count="0"/>
  </office:meta>
</office:document-meta>
</file>